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Arial Unicode MS" svg:font-family="'Arial Unicode M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2.016cm"/>
    </style:style>
    <style:style style:name="co5" style:family="table-column">
      <style:table-column-properties fo:break-before="auto" style:column-width="2.099cm"/>
    </style:style>
    <style:style style:name="co6" style:family="table-column">
      <style:table-column-properties fo:break-before="auto" style:column-width="2.912cm"/>
    </style:style>
    <style:style style:name="co7" style:family="table-column">
      <style:table-column-properties fo:break-before="auto" style:column-width="1.792cm"/>
    </style:style>
    <style:style style:name="co8" style:family="table-column">
      <style:table-column-properties fo:break-before="auto" style:column-width="1.7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23cm" fo:break-before="auto" style:use-optimal-row-height="true"/>
    </style:style>
    <style:style style:name="ta1" style:family="table" style:master-page-name="PageStyle_5f_Data">
      <style:table-properties table:display="true" style:writing-mode="lr-tb" tableooo:tab-color="#00b050"/>
    </style:style>
    <style:style style:name="ta2" style:family="table" style:master-page-name="PageStyle_5f_Graf">
      <style:table-properties table:display="true" style:writing-mode="lr-tb" tableooo:tab-color="#ff0000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9pt" fo:font-style="normal" fo:text-shadow="none" style:text-underline-style="none" fo:font-weight="bold" style:font-size-asian="9pt" style:font-style-asian="normal" style:font-weight-asian="bold" style:font-name-complex="Arial Unicode MS" style:font-size-complex="9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3.667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0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 style:data-style-name="N0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FreeSans" style:font-size-complex="9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3.667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Unicode MS" fo:font-size="9pt" fo:font-style="normal" fo:text-shadow="none" style:text-underline-style="none" fo:font-weight="normal" style:font-size-asian="9pt" style:font-style-asian="normal" style:font-weight-asian="normal" style:font-name-complex="Arial Unicode MS" style:font-size-complex="9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style:font-name="Arial Unicode MS" fo:font-size="9pt" fo:font-weight="bold" style:text-underline-style="none" style:text-underline-color="font-color" fo:font-style="normal" style:text-outline="false" fo:text-shadow="none" style:text-position="0%" style:font-name-complex="Arial Unicode MS" style:font-size-asian="9pt" style:font-size-complex="9pt" style:font-weight-asian="bold" style:font-weight-complex="bold" style:font-style-asian="normal" style:font-style-complex="normal"/>
    </style:style>
    <style:style style:name="T2" style:family="text">
      <style:text-properties style:font-name="Arial Unicode MS" fo:font-size="9pt" fo:font-weight="normal" style:text-underline-style="none" style:text-underline-color="font-color" fo:font-style="normal" style:text-outline="false" fo:text-shadow="none" style:text-position="0%" style:font-name-complex="Arial Unicode MS" style:font-size-asian="9pt" style:font-size-complex="9pt" style:font-weight-asian="normal" style:font-weight-complex="normal" style:font-style-asian="normal" style:font-style-complex="normal"/>
    </style:style>
    <style:style style:name="T3" style:family="text">
      <style:text-properties style:font-name="Arial Unicode MS" fo:font-size="10pt" fo:font-weight="normal" style:text-underline-style="none" style:text-underline-color="font-color" fo:font-style="normal" style:text-outline="false" fo:text-shadow="none" style:text-position="0%" style:font-name-complex="Arial Unicode M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" table:default-cell-style-name="ce9"/>
        <table:table-column table:style-name="co3" table:default-cell-style-name="ce9"/>
        <table:table-column table:style-name="co6" table:default-cell-style-name="ce9"/>
        <table:table-column table:style-name="co7" table:number-columns-repeated="1016" table:default-cell-style-name="ce9"/>
        <table:table-row table:style-name="ro1">
          <table:table-cell table:style-name="ce1" office:value-type="string" calcext:value-type="string">
            <text:p>PLZEŇ</text:p>
          </table:table-cell>
          <table:table-cell table:style-name="ce2" table:number-columns-repeated="2"/>
          <table:table-cell table:style-name="ce6" office:value-type="string" calcext:value-type="string">
            <text:p>I</text:p>
          </table:table-cell>
          <table:table-cell table:style-name="ce2" table:number-columns-repeated="2"/>
          <table:table-cell table:style-name="ce2" office:value-type="string" calcext:value-type="string">
            <text:p><text:span text:style-name="T1">II</text:span>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string" calcext:value-type="string">
            <text:p><text:span text:style-name="T1">DD</text:span></text:p>
          </table:table-cell>
          <table:table-cell table:style-name="ce2" office:value-type="string" calcext:value-type="string">
            <text:p><text:span text:style-name="T1">RRRR</text:span>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21" calcext:value-type="float">
            <text:p>21</text:p>
          </table:table-cell>
          <table:table-cell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40" calcext:value-type="float">
            <text:p>240</text:p>
          </table:table-cell>
          <table:table-cell table:number-columns-repeated="101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70" calcext:value-type="float">
            <text:p>270</text:p>
          </table:table-cell>
          <table:table-cell table:number-columns-repeated="2" table:style-name="ce3" office:value-type="float" office:value="240" calcext:value-type="float">
            <text:p>240</text:p>
          </table:table-cell>
          <table:table-cell table:style-name="ce3" office:value-type="float" office:value="210" calcext:value-type="float">
            <text:p>210</text:p>
          </table:table-cell>
          <table:table-cell table:number-columns-repeated="101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60" calcext:value-type="float">
            <text:p>260</text:p>
          </table:table-cell>
          <table:table-cell table:number-columns-repeated="101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150" calcext:value-type="float">
            <text:p>150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70" calcext:value-type="float">
            <text:p>270</text:p>
          </table:table-cell>
          <table:table-cell table:number-columns-repeated="101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101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80" calcext:value-type="float">
            <text:p>80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101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260" calcext:value-type="float">
            <text:p>260</text:p>
          </table:table-cell>
          <table:table-cell table:number-columns-repeated="2" table:style-name="ce3" office:value-type="float" office:value="240" calcext:value-type="float">
            <text:p>24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 table:style-name="ce3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 table:style-name="ce3" office:value-type="float" office:value="50" calcext:value-type="float">
            <text:p>5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10" calcext:value-type="float">
            <text:p>210</text:p>
          </table:table-cell>
          <table:table-cell table:number-columns-repeated="101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90" calcext:value-type="float">
            <text:p>9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1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101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60" calcext:value-type="float">
            <text:p>360</text:p>
          </table:table-cell>
          <table:table-cell table:number-columns-repeated="101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70" calcext:value-type="float">
            <text:p>170</text:p>
          </table:table-cell>
          <table:table-cell table:number-columns-repeated="101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190" calcext:value-type="float">
            <text:p>190</text:p>
          </table:table-cell>
          <table:table-cell table:number-columns-repeated="2" table:style-name="ce3" office:value-type="float" office:value="240" calcext:value-type="float">
            <text:p>24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60" calcext:value-type="float">
            <text:p>260</text:p>
          </table:table-cell>
          <table:table-cell table:number-columns-repeated="101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40" calcext:value-type="float">
            <text:p>240</text:p>
          </table:table-cell>
          <table:table-cell table:number-columns-repeated="101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20" calcext:value-type="float">
            <text:p>120</text:p>
          </table:table-cell>
          <table:table-cell table:number-columns-repeated="101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3" office:value-type="float" office:value="2010" calcext:value-type="float">
            <text:p>201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20" calcext:value-type="float">
            <text:p>120</text:p>
          </table:table-cell>
          <table:table-cell table:number-columns-repeated="1016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60" calcext:value-type="float">
            <text:p>260</text:p>
          </table:table-cell>
          <table:table-cell table:number-columns-repeated="1016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1016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10" calcext:value-type="float">
            <text:p>110</text:p>
          </table:table-cell>
          <table:table-cell table:number-columns-repeated="1016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40" calcext:value-type="float">
            <text:p>240</text:p>
          </table:table-cell>
          <table:table-cell table:number-columns-repeated="1016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290" calcext:value-type="float">
            <text:p>290</text:p>
          </table:table-cell>
          <table:table-cell table:style-name="ce2" office:value-type="float" office:value="200" calcext:value-type="float">
            <text:p>200</text:p>
          </table:table-cell>
          <table:table-cell table:style-name="ce3" office:value-type="float" office:value="210" calcext:value-type="float">
            <text:p>210</text:p>
          </table:table-cell>
          <table:table-cell table:number-columns-repeated="2" table:style-name="ce3" office:value-type="float" office:value="220" calcext:value-type="float">
            <text:p>220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1016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30" calcext:value-type="float">
            <text:p>230</text:p>
          </table:table-cell>
          <table:table-cell table:number-columns-repeated="1016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90" calcext:value-type="float">
            <text:p>19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40" calcext:value-type="float">
            <text:p>24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50" calcext:value-type="float">
            <text:p>25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4" table:number-columns-spanned="8" table:number-rows-spanned="1"/>
          <table:covered-table-cell table:number-columns-repeated="7" table:style-name="ce4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6" table:number-rows-spanned="1">
            <text:p><text:span text:style-name="T1">Přepočet četnosti z des. stupňů do 8 směrů</text:span></text:p>
          </table:table-cell>
          <table:covered-table-cell table:number-columns-repeated="4" table:style-name="ce10"/>
          <table:covered-table-cell table:style-name="ce16"/>
          <table:table-cell table:style-name="ce5" office:value-type="string" calcext:value-type="string">
            <text:p><text:span text:style-name="T2">počet</text:span></text:p>
          </table:table-cell>
          <table:table-cell table:style-name="ce5" office:value-type="string" calcext:value-type="string">
            <text:p><text:span text:style-name="T2">relativní počet</text:span>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<text:span text:style-name="T2">S</text:span></text:p>
          </table:table-cell>
          <table:table-cell table:style-name="ce5" office:value-type="string" calcext:value-type="string">
            <text:p><text:span text:style-name="T2">330-340*1/4</text:span></text:p>
          </table:table-cell>
          <table:table-cell table:style-name="ce14" office:value-type="float" office:value="350" calcext:value-type="float">
            <text:p>350</text:p>
          </table:table-cell>
          <table:table-cell table:style-name="ce14" office:value-type="float" office:value="360" calcext:value-type="float">
            <text:p>360</text:p>
          </table:table-cell>
          <table:table-cell table:style-name="ce14" office:value-type="float" office:value="10" calcext:value-type="float">
            <text:p>10</text:p>
          </table:table-cell>
          <table:table-cell table:style-name="ce5" office:value-type="string" calcext:value-type="string">
            <text:p><text:span text:style-name="T2">20-30*1/4</text:span>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5" office:value-type="string" calcext:value-type="string">
            <text:p><text:span text:style-name="T2">SV</text:span></text:p>
          </table:table-cell>
          <table:table-cell table:style-name="ce5" office:value-type="string" calcext:value-type="string">
            <text:p><text:span text:style-name="T2">20-30*3/4</text:span>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5" office:value-type="string" calcext:value-type="string">
            <text:p><text:span text:style-name="T2">60-70*3/4</text:span></text:p>
          </table:table-cell>
          <table:table-cell table:style-name="ce5" table:number-columns-repeated="3"/>
          <table:table-cell table:number-columns-repeated="1016"/>
        </table:table-row>
        <table:table-row table:style-name="ro2">
          <table:table-cell table:style-name="ce5" office:value-type="string" calcext:value-type="string">
            <text:p><text:span text:style-name="T2">V</text:span></text:p>
          </table:table-cell>
          <table:table-cell table:style-name="ce5" office:value-type="string" calcext:value-type="string">
            <text:p><text:span text:style-name="T2">60-70*1/4</text:span>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5" office:value-type="string" calcext:value-type="string">
            <text:p><text:span text:style-name="T2">110-120*1/4</text:span>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5" office:value-type="string" calcext:value-type="string">
            <text:p><text:span text:style-name="T2">JV</text:span></text:p>
          </table:table-cell>
          <table:table-cell table:style-name="ce5" office:value-type="string" calcext:value-type="string">
            <text:p><text:span text:style-name="T2">110-120*3/4</text:span>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5" office:value-type="string" calcext:value-type="string">
            <text:p><text:span text:style-name="T2">150-160*3/4</text:span></text:p>
          </table:table-cell>
          <table:table-cell table:style-name="ce5" table:number-columns-repeated="3"/>
          <table:table-cell table:number-columns-repeated="1016"/>
        </table:table-row>
        <table:table-row table:style-name="ro2">
          <table:table-cell table:style-name="ce5" office:value-type="string" calcext:value-type="string">
            <text:p><text:span text:style-name="T2">J</text:span></text:p>
          </table:table-cell>
          <table:table-cell table:style-name="ce5" office:value-type="string" calcext:value-type="string">
            <text:p><text:span text:style-name="T2">150-160*1/4</text:span>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5" office:value-type="string" calcext:value-type="string">
            <text:p><text:span text:style-name="T2">200-210*1/4</text:span></text:p>
          </table:table-cell>
          <table:table-cell table:style-name="ce5" table:number-columns-repeated="2"/>
          <table:table-cell table:number-columns-repeated="1016"/>
        </table:table-row>
        <table:table-row table:style-name="ro2">
          <table:table-cell table:style-name="ce5" office:value-type="string" calcext:value-type="string">
            <text:p><text:span text:style-name="T2">JZ</text:span></text:p>
          </table:table-cell>
          <table:table-cell table:style-name="ce5" office:value-type="string" calcext:value-type="string">
            <text:p><text:span text:style-name="T2">200-210*3/4</text:span>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5" office:value-type="string" calcext:value-type="string">
            <text:p><text:span text:style-name="T2">240-250*3/4</text:span></text:p>
          </table:table-cell>
          <table:table-cell table:style-name="ce5" table:number-columns-repeated="3"/>
          <table:table-cell table:number-columns-repeated="1016"/>
        </table:table-row>
        <table:table-row table:style-name="ro2">
          <table:table-cell table:style-name="ce5" office:value-type="string" calcext:value-type="string">
            <text:p><text:span text:style-name="T2">Z</text:span></text:p>
          </table:table-cell>
          <table:table-cell table:style-name="ce5" office:value-type="string" calcext:value-type="string">
            <text:p><text:span text:style-name="T2">240-250*1/4</text:span>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5" office:value-type="string" calcext:value-type="string">
            <text:p><text:span text:style-name="T2">290-300*1/4</text:span>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SZ</text:p>
          </table:table-cell>
          <table:table-cell table:style-name="ce5" office:value-type="string" calcext:value-type="string">
            <text:p><text:span text:style-name="T2">290-300*3/4</text:span></text:p>
          </table:table-cell>
          <table:table-cell table:style-name="ce14" office:value-type="float" office:value="310" calcext:value-type="float">
            <text:p>310</text:p>
          </table:table-cell>
          <table:table-cell table:style-name="ce14" office:value-type="float" office:value="320" calcext:value-type="float">
            <text:p>320</text:p>
          </table:table-cell>
          <table:table-cell table:style-name="ce5" office:value-type="string" calcext:value-type="string">
            <text:p><text:span text:style-name="T2">330-340*3/4</text:span></text:p>
          </table:table-cell>
          <table:table-cell table:style-name="ce5" table:number-columns-repeated="3"/>
          <table:table-cell table:number-columns-repeated="1016"/>
        </table:table-row>
        <table:table-row table:style-name="ro3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6" table:number-rows-spanned="1">
            <text:p>Přepočet četností z des. Stupňů do 8 směrů</text:p>
          </table:table-cell>
          <table:covered-table-cell table:number-columns-repeated="4" table:style-name="ce10"/>
          <table:covered-table-cell table:style-name="ce16"/>
          <table:table-cell table:style-name="ce5" office:value-type="string" calcext:value-type="string">
            <text:p><text:span text:style-name="T2">počet</text:span></text:p>
          </table:table-cell>
          <table:table-cell table:style-name="ce17" office:value-type="string" calcext:value-type="string">
            <text:p>relativní počet [%]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<text:span text:style-name="T3">S</text:span></text:p>
          </table:table-cell>
          <table:table-cell table:style-name="ce11" table:formula="of:=COUNTIF([.$C$3:.$H$33];&quot;330&quot;)-(COUNTIF([.$C$3:.$H$33];&quot;340&quot;)*(1/4))" office:value-type="float" office:value="0" calcext:value-type="float">
            <text:p>0.00</text:p>
          </table:table-cell>
          <table:table-cell table:style-name="ce11" table:formula="of:=COUNTIF([.C3:.H33];[.C36])" office:value-type="float" office:value="2" calcext:value-type="float">
            <text:p>2.00</text:p>
          </table:table-cell>
          <table:table-cell table:style-name="ce11" table:formula="of:=COUNTIF([.C3:.H33];[.D36])" office:value-type="float" office:value="9" calcext:value-type="float">
            <text:p>9.00</text:p>
          </table:table-cell>
          <table:table-cell table:style-name="ce11" table:formula="of:=COUNTIF([.C3:.H33];[.E36])" office:value-type="float" office:value="7" calcext:value-type="float">
            <text:p>7.00</text:p>
          </table:table-cell>
          <table:table-cell table:style-name="ce15" table:formula="of:=COUNTIF([.$C$3:.$H$33];&quot;20&quot;)-(COUNTIF([.$C$3:.$H$33];&quot;30&quot;)*(1/4))" office:value-type="float" office:value="21.75" calcext:value-type="float">
            <text:p>21.75</text:p>
          </table:table-cell>
          <table:table-cell table:style-name="ce11" table:formula="of:=SUM([.B46:.F46])" office:value-type="float" office:value="39.75" calcext:value-type="float">
            <text:p>39.75</text:p>
          </table:table-cell>
          <table:table-cell table:style-name="ce11" table:formula="of:=(([.G46]/[.G54])*100)" office:value-type="float" office:value="23.2456140350877" calcext:value-type="float">
            <text:p>23.25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<text:span text:style-name="T3">SV</text:span></text:p>
          </table:table-cell>
          <table:table-cell table:style-name="ce11" table:formula="of:=COUNTIF([.$C$3:.$H$33];&quot;20&quot;)-(COUNTIF([.$C$3:.$H$33];&quot;30&quot;)*(3/4))" office:value-type="float" office:value="17.25" calcext:value-type="float">
            <text:p>17.25</text:p>
          </table:table-cell>
          <table:table-cell table:style-name="ce11" table:formula="of:=COUNTIF([.C3:.H33];[.C37])" office:value-type="float" office:value="3" calcext:value-type="float">
            <text:p>3.00</text:p>
          </table:table-cell>
          <table:table-cell table:style-name="ce11" table:formula="of:=COUNTIF([.C3:.H33];[.D37])" office:value-type="float" office:value="9" calcext:value-type="float">
            <text:p>9.00</text:p>
          </table:table-cell>
          <table:table-cell table:style-name="ce15" table:formula="of:=COUNTIF([.$C$3:.$H$33];&quot;60&quot;)-(COUNTIF([.$C$3:.$H$33];&quot;70&quot;)*(3/4))" office:value-type="float" office:value="0" calcext:value-type="float">
            <text:p>0.00</text:p>
          </table:table-cell>
          <table:table-cell table:style-name="ce11" office:value-type="float" office:value="0" calcext:value-type="float">
            <text:p>0.00</text:p>
          </table:table-cell>
          <table:table-cell table:style-name="ce11" table:formula="of:=SUM([.B47:.F47])" office:value-type="float" office:value="29.25" calcext:value-type="float">
            <text:p>29.25</text:p>
          </table:table-cell>
          <table:table-cell table:style-name="ce11" table:formula="of:=(([.G47]/[.G54])*100)" office:value-type="float" office:value="17.1052631578947" calcext:value-type="float">
            <text:p>17.11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<text:span text:style-name="T3">V</text:span></text:p>
          </table:table-cell>
          <table:table-cell table:style-name="ce11" table:formula="of:=COUNTIF([.$C$3:.$H$33];&quot;60&quot;)-(COUNTIF([.$C$3:.$H$33];&quot;70&quot;)*(1/4))" office:value-type="float" office:value="2" calcext:value-type="float">
            <text:p>2.00</text:p>
          </table:table-cell>
          <table:table-cell table:style-name="ce11" table:formula="of:=COUNTIF([.C3:.H33];[.C38])" office:value-type="float" office:value="7" calcext:value-type="float">
            <text:p>7.00</text:p>
          </table:table-cell>
          <table:table-cell table:style-name="ce11" table:formula="of:=COUNTIF([.C3:.H33];[.D38])" office:value-type="float" office:value="8" calcext:value-type="float">
            <text:p>8.00</text:p>
          </table:table-cell>
          <table:table-cell table:style-name="ce11" table:formula="of:=COUNTIF([.C3:.H33];[.E38])" office:value-type="float" office:value="5" calcext:value-type="float">
            <text:p>5.00</text:p>
          </table:table-cell>
          <table:table-cell table:style-name="ce15" table:formula="of:=COUNTIF([.$C$3:.$H$33];&quot;110&quot;)-(COUNTIF([.$C$3:.$H$33];&quot;120&quot;)*(1/4))" office:value-type="float" office:value="1.25" calcext:value-type="float">
            <text:p>1.25</text:p>
          </table:table-cell>
          <table:table-cell table:style-name="ce11" table:formula="of:=SUM([.B48:.F48])" office:value-type="float" office:value="23.25" calcext:value-type="float">
            <text:p>23.25</text:p>
          </table:table-cell>
          <table:table-cell table:style-name="ce11" table:formula="of:=(([.G48]/[.G54])*100)" office:value-type="float" office:value="13.5964912280702" calcext:value-type="float">
            <text:p>13.60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<text:span text:style-name="T3">JV</text:span></text:p>
          </table:table-cell>
          <table:table-cell table:style-name="ce11" table:formula="of:=COUNTIF([.$C$3:.$H$33];&quot;110&quot;)-(COUNTIF([.$C$3:.$H$33];&quot;120&quot;)*(3/4))" office:value-type="float" office:value="-2.25" calcext:value-type="float">
            <text:p>-2.25</text:p>
          </table:table-cell>
          <table:table-cell table:style-name="ce11" table:formula="of:=COUNTIF([.C3:.H33];[.C39])" office:value-type="float" office:value="2" calcext:value-type="float">
            <text:p>2.00</text:p>
          </table:table-cell>
          <table:table-cell table:style-name="ce11" table:formula="of:=COUNTIF([.C3:.H33];[.D39])" office:value-type="float" office:value="1" calcext:value-type="float">
            <text:p>1.00</text:p>
          </table:table-cell>
          <table:table-cell table:style-name="ce11" table:formula="of:=COUNTIF([.$C$3:.$H$33];&quot;150&quot;)-(COUNTIF([.$C$3:.$H$33];&quot;160&quot;)*(3/4))" office:value-type="float" office:value="2" calcext:value-type="float">
            <text:p>2.00</text:p>
          </table:table-cell>
          <table:table-cell table:style-name="ce11" office:value-type="float" office:value="0" calcext:value-type="float">
            <text:p>0.00</text:p>
          </table:table-cell>
          <table:table-cell table:style-name="ce11" table:formula="of:=SUM([.B49:.F49])" office:value-type="float" office:value="2.75" calcext:value-type="float">
            <text:p>2.75</text:p>
          </table:table-cell>
          <table:table-cell table:style-name="ce11" table:formula="of:=(([.G49]/[.G54])*100)" office:value-type="float" office:value="1.60818713450292" calcext:value-type="float">
            <text:p>1.61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<text:span text:style-name="T3">J</text:span></text:p>
          </table:table-cell>
          <table:table-cell table:style-name="ce11" table:formula="of:=COUNTIF([.$C$3:.$H$33];&quot;150&quot;)-(COUNTIF([.$C$3:.$H$33];&quot;160&quot;)*(1/4))" office:value-type="float" office:value="2" calcext:value-type="float">
            <text:p>2.00</text:p>
          </table:table-cell>
          <table:table-cell table:style-name="ce11" table:formula="of:=COUNTIF([.C3:.H33];[.C40])" office:value-type="float" office:value="2" calcext:value-type="float">
            <text:p>2.00</text:p>
          </table:table-cell>
          <table:table-cell table:style-name="ce11" table:formula="of:=COUNTIF([.C3:.H33];[.D40])" office:value-type="float" office:value="0" calcext:value-type="float">
            <text:p>0.00</text:p>
          </table:table-cell>
          <table:table-cell table:style-name="ce11" table:formula="of:=COUNTIF([.C3:.H33];[.E40])" office:value-type="float" office:value="2" calcext:value-type="float">
            <text:p>2.00</text:p>
          </table:table-cell>
          <table:table-cell table:style-name="ce15" table:formula="of:=COUNTIF([.$C$3:.$H$33];&quot;200&quot;)-(COUNTIF([.$C$3:.$H$33];&quot;210&quot;)*(1/4))" office:value-type="float" office:value="2.75" calcext:value-type="float">
            <text:p>2.75</text:p>
          </table:table-cell>
          <table:table-cell table:style-name="ce11" table:formula="of:=SUM([.B50:.F50])" office:value-type="float" office:value="8.75" calcext:value-type="float">
            <text:p>8.75</text:p>
          </table:table-cell>
          <table:table-cell table:style-name="ce11" table:formula="of:=(([.G50]/[.G54])*100)" office:value-type="float" office:value="5.11695906432749" calcext:value-type="float">
            <text:p>5.12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<text:span text:style-name="T3">JZ</text:span></text:p>
          </table:table-cell>
          <table:table-cell table:style-name="ce11" table:formula="of:=COUNTIF([.$C$3:.$H$33];&quot;200&quot;)-(COUNTIF([.$C$3:.$H$33];&quot;210&quot;)*(3/4))" office:value-type="float" office:value="0.25" calcext:value-type="float">
            <text:p>0.25</text:p>
          </table:table-cell>
          <table:table-cell table:style-name="ce11" table:formula="of:=COUNTIF([.C3:.H33];[.C41])" office:value-type="float" office:value="9" calcext:value-type="float">
            <text:p>9.00</text:p>
          </table:table-cell>
          <table:table-cell table:style-name="ce11" table:formula="of:=COUNTIF([.C3:.H33];[.D41])" office:value-type="float" office:value="8" calcext:value-type="float">
            <text:p>8.00</text:p>
          </table:table-cell>
          <table:table-cell table:style-name="ce11" table:formula="of:=COUNTIF([.$C$3:.$H$33];&quot;240&quot;)-(COUNTIF([.$C$3:.$H$33];&quot;250&quot;)*(3/4))" office:value-type="float" office:value="16.25" calcext:value-type="float">
            <text:p>16.25</text:p>
          </table:table-cell>
          <table:table-cell table:style-name="ce11" office:value-type="float" office:value="0" calcext:value-type="float">
            <text:p>0.00</text:p>
          </table:table-cell>
          <table:table-cell table:style-name="ce11" table:formula="of:=SUM([.B51:.F51])" office:value-type="float" office:value="33.5" calcext:value-type="float">
            <text:p>33.50</text:p>
          </table:table-cell>
          <table:table-cell table:style-name="ce11" table:formula="of:=(([.G51]/[.G54])*100)" office:value-type="float" office:value="19.5906432748538" calcext:value-type="float">
            <text:p>19.59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<text:span text:style-name="T3">Z</text:span></text:p>
          </table:table-cell>
          <table:table-cell table:style-name="ce11" table:formula="of:=COUNTIF([.$C$3:.$H$33];&quot;240&quot;)-(COUNTIF([.$C$3:.$H$33];&quot;250&quot;)*(1/4))" office:value-type="float" office:value="18.75" calcext:value-type="float">
            <text:p>18.75</text:p>
          </table:table-cell>
          <table:table-cell table:style-name="ce11" table:formula="of:=COUNTIF([.C3:.H33];[.C42])" office:value-type="float" office:value="8" calcext:value-type="float">
            <text:p>8.00</text:p>
          </table:table-cell>
          <table:table-cell table:style-name="ce11" table:formula="of:=COUNTIF([.C3:.H33];[.D42])" office:value-type="float" office:value="2" calcext:value-type="float">
            <text:p>2.00</text:p>
          </table:table-cell>
          <table:table-cell table:style-name="ce11" table:formula="of:=COUNTIF([.C3:.H33];[.E42])" office:value-type="float" office:value="1" calcext:value-type="float">
            <text:p>1.00</text:p>
          </table:table-cell>
          <table:table-cell table:style-name="ce15" table:formula="of:=COUNTIF([.$C$3:.$H$33];&quot;290&quot;)-(COUNTIF([.$C$3:.$H$33];&quot;300&quot;)*(1/4))" office:value-type="float" office:value="0.75" calcext:value-type="float">
            <text:p>0.75</text:p>
          </table:table-cell>
          <table:table-cell table:style-name="ce11" table:formula="of:=SUM([.B52:.F52])" office:value-type="float" office:value="30.5" calcext:value-type="float">
            <text:p>30.50</text:p>
          </table:table-cell>
          <table:table-cell table:style-name="ce11" table:formula="of:=(([.G52]/[.G54])*100)" office:value-type="float" office:value="17.8362573099415" calcext:value-type="float">
            <text:p>17.84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Z</text:p>
          </table:table-cell>
          <table:table-cell table:style-name="ce11" table:formula="of:=COUNTIF([.$C$3:.$H$33];&quot;290&quot;)-(COUNTIF([.$C$3:.$H$33];&quot;300&quot;)*(3/4))" office:value-type="float" office:value="0.25" calcext:value-type="float">
            <text:p>0.25</text:p>
          </table:table-cell>
          <table:table-cell table:style-name="ce11" table:formula="of:=COUNTIF([.C3:.H33];[.C43])" office:value-type="float" office:value="2" calcext:value-type="float">
            <text:p>2.00</text:p>
          </table:table-cell>
          <table:table-cell table:style-name="ce11" table:formula="of:=COUNTIF([.C3:.H33];[.D43])" office:value-type="float" office:value="1" calcext:value-type="float">
            <text:p>1.00</text:p>
          </table:table-cell>
          <table:table-cell table:style-name="ce11" table:formula="of:=COUNTIF([.$C$3:.$H$33];&quot;330&quot;)-(COUNTIF([.$C$3:.$H$33];&quot;340&quot;)*(3/4))" office:value-type="float" office:value="0" calcext:value-type="float">
            <text:p>0.00</text:p>
          </table:table-cell>
          <table:table-cell table:style-name="ce11" office:value-type="float" office:value="0" calcext:value-type="float">
            <text:p>0.00</text:p>
          </table:table-cell>
          <table:table-cell table:style-name="ce11" table:formula="of:=SUM([.B53:.F53])" office:value-type="float" office:value="3.25" calcext:value-type="float">
            <text:p>3.25</text:p>
          </table:table-cell>
          <table:table-cell table:style-name="ce11" table:formula="of:=(([.G53]/[.G54])*100)" office:value-type="float" office:value="1.90058479532164" calcext:value-type="float">
            <text:p>1.90</text:p>
          </table:table-cell>
          <table:table-cell table:number-columns-repeated="1016"/>
        </table:table-row>
        <table:table-row table:style-name="ro1">
          <table:table-cell/>
          <table:table-cell table:style-name="ce12" table:number-columns-repeated="5"/>
          <table:table-cell table:style-name="ce11" table:formula="of:=SUM([.G46:.G53])" office:value-type="float" office:value="171" calcext:value-type="float">
            <text:p>171.00</text:p>
          </table:table-cell>
          <table:table-cell table:style-name="ce12"/>
          <table:table-cell table:number-columns-repeated="1016"/>
        </table:table-row>
        <table:table-row table:style-name="ro4" table:number-rows-repeated="1048521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Criteria" table:base-cell-address="$Data.$A$1" table:cell-range-address="$Data.$J$1:.$J$2" table:range-usable-as="filter"/>
          <table:named-range table:name="_xlnm.Extract" table:base-cell-address="$Data.$A$1" table:cell-range-address="$Data.$J$3:.$O$3"/>
          <table:named-range table:name="_xlnm._FilterDatabase" table:base-cell-address="$Data.$A$1" table:cell-range-address="$Data.$C$3:.$H$33"/>
        </table:named-expressions>
      </table:table>
      <table:table table:name="Graf" table:style-name="ta2">
        <office:forms form:automatic-focus="false" form:apply-design-mode="false"/>
        <table:table-column table:style-name="co8" table:number-columns-repeated="1024" table:default-cell-style-name="Default"/>
        <table:table-row table:style-name="ro3">
          <table:table-cell>
            <draw:frame table:end-cell-address="Graf.K30" table:end-x="1.45cm" table:end-y="0.423cm" draw:z-index="0" draw:name="Graf 1" draw:style-name="gr1" draw:text-style-name="P1" svg:width="18.378cm" svg:height="13.412cm" svg:x="0.181cm" svg:y="0.054cm">
              <draw:object draw:notify-on-update-of-ranges="Data.A46:Data.A53 Data.H45:Data.H45 Data.H46:Data.H5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Data.C3:Data.H3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Arial Unicode MS" svg:font-family="'Arial Unicode M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number:text> </number:text>
      <loext:fill-character> </loext:fill-character>
      <number:text>- </number:text>
    </number:number-style>
    <number:text-style style:name="N10120" number:language="en" number:country="GB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number:text> £</number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" style:display-name="PageStyle_Gra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Martin Zlámal</dc:creator>
    <meta:print-date>2011-10-13T18:55:52</meta:print-date>
    <dc:date>2015-10-12T15:30:49.768854779</dc:date>
    <meta:editing-duration>PT42M41S</meta:editing-duration>
    <meta:editing-cycles>9</meta:editing-cycles>
    <meta:generator>LibreOffice/4.3.3.2$Linux_X86_64 LibreOffice_project/430m0$Build-2</meta:generator>
    <meta:document-statistic meta:table-count="2" meta:cell-count="374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true" text:line-break="false" chart:label-arrangement="side-by-side" chart:link-data-style-to-source="true" chart:axis-position="0" chart:tick-mark-position="at-axis"/>
      <style:graphic-properties draw:stroke="none" svg:stroke-width="0.026cm" svg:stroke-color="#b3b3b3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26cm" svg:stroke-color="#878787"/>
    </style:style>
    <style:style style:name="ch5" style:family="chart" style:data-style-name="N3">
      <style:chart-properties chart:display-label="fals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3">
      <style:chart-properties chart:symbol-type="automatic" chart:symbol-width="0.176cm" chart:symbol-height="0.176cm" chart:link-data-style-to-source="tru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8.379cm" svg:height="13.413cm" xlink:href=".." xlink:type="simple" chart:class="chart:radar" chart:style-name="ch1">
        <chart:plot-area chart:style-name="ch2" table:cell-range-address="Data.A46:Data.A53 Data.H45:Data.H53" chart:data-source-has-labels="both" svg:x="0.367cm" svg:y="0.268cm" svg:width="17.645cm" svg:height="12.877cm">
          <chartooo:coordinate-region svg:x="4.065cm" svg:y="1.524cm" svg:width="10.366cm" svg:height="10.366cm"/>
          <chart:axis chart:dimension="x" chart:name="primary-x" chart:style-name="ch3" chartooo:axis-type="auto">
            <chartooo:date-scale/>
            <chart:categories table:cell-range-address="Data.A46:Data.A53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ata.H46:Data.H53" chart:label-cell-address="Data.H45:Data.H45" chart:class="chart:radar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ní počet [%]</text:p>
                <draw:g>
                  <svg:desc>Data.H45:Data.H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</text:p>
                <draw:g>
                  <svg:desc>Data.A46:Data.A53</svg:desc>
                </draw:g>
              </table:table-cell>
              <table:table-cell office:value-type="float" office:value="23.2456140350877">
                <text:p>23.2456140350877</text:p>
                <draw:g>
                  <svg:desc>Data.H46:Data.H53</svg:desc>
                </draw:g>
              </table:table-cell>
            </table:table-row>
            <table:table-row>
              <table:table-cell office:value-type="string">
                <text:p>SV</text:p>
              </table:table-cell>
              <table:table-cell office:value-type="float" office:value="17.1052631578947">
                <text:p>17.1052631578947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3.5964912280702">
                <text:p>13.5964912280702</text:p>
              </table:table-cell>
            </table:table-row>
            <table:table-row>
              <table:table-cell office:value-type="string">
                <text:p>JV</text:p>
              </table:table-cell>
              <table:table-cell office:value-type="float" office:value="1.60818713450292">
                <text:p>1.60818713450292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5.11695906432749">
                <text:p>5.11695906432749</text:p>
              </table:table-cell>
            </table:table-row>
            <table:table-row>
              <table:table-cell office:value-type="string">
                <text:p>JZ</text:p>
              </table:table-cell>
              <table:table-cell office:value-type="float" office:value="19.5906432748538">
                <text:p>19.5906432748538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17.8362573099415">
                <text:p>17.8362573099415</text:p>
              </table:table-cell>
            </table:table-row>
            <table:table-row>
              <table:table-cell office:value-type="string">
                <text:p>SZ</text:p>
              </table:table-cell>
              <table:table-cell office:value-type="float" office:value="1.90058479532164">
                <text:p>1.900584795321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